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svg:stroke-width="0.203cm" svg:stroke-color="#2323dc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0047ff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33cm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1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2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3" style:family="paragraph">
      <style:paragraph-properties fo:margin-left="0cm" fo:margin-right="0cm" fo:text-align="center" fo:text-indent="0cm"/>
      <style:text-properties fo:color="#ff420e" fo:font-size="170pt" fo:font-weight="bold" style:font-size-asian="170pt" style:font-weight-asian="bold" style:font-size-complex="170pt" style:font-weight-complex="bold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2323dc" fo:font-size="66pt" fo:font-weight="bold" style:font-size-asian="66pt" style:font-weight-asian="bold" style:font-size-complex="6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text-position="60% 100%" fo:font-size="48pt" style:font-size-asian="48pt" style:font-size-complex="48pt"/>
    </style:style>
    <style:style style:name="T3" style:family="text">
      <style:text-properties fo:color="#ff420e" fo:font-size="170pt" fo:font-weight="bold" style:font-size-asian="170pt" style:font-weight-asian="bold" style:font-size-complex="170pt" style:font-weight-complex="bold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2323dc" fo:font-size="66pt" fo:font-weight="bold" style:font-size-asian="66pt" style:font-weight-asian="bold" style:font-size-complex="66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frame draw:style-name="gr1" draw:text-style-name="P1" draw:layer="layout" svg:width="6.985cm" svg:height="2.143cm" svg:x="16.51cm" svg:y="9.525cm">
          <draw:text-box>
            <text:p text:style-name="P1"><text:span text:style-name="T1">Correct!</text:span></text:p>
          </draw:text-box>
        </draw:frame>
        <draw:frame draw:style-name="gr1" draw:text-style-name="P1" draw:layer="layout" svg:width="6.985cm" svg:height="6.942cm" svg:x="4.445cm" svg:y="7.663cm">
          <draw:text-box>
            <text:p text:style-name="P2"><text:span text:style-name="T1">Try again</text:span><text:span text:style-name="T1"><text:line-break/></text:span><text:span text:style-name="T2">...</text:span></text:p>
          </draw:text-box>
        </draw:frame>
        <draw:rect draw:style-name="gr2" draw:text-style-name="P3" draw:id="id2" draw:layer="layout" svg:width="8.89cm" svg:height="8.89cm" svg:x="3.71cm" svg:y="6.485cm">
          <text:p text:style-name="P3"><text:span text:style-name="T3">?</text:span></text:p>
        </draw:rect>
        <draw:rect draw:style-name="gr2" draw:text-style-name="P3" draw:id="id1" draw:layer="layout" svg:width="8.89cm" svg:height="8.89cm" svg:x="14.605cm" svg:y="6.35cm">
          <text:p text:style-name="P3"><text:span text:style-name="T3">?</text:span></text:p>
        </draw:rect>
        <anim:par presentation:node-type="timing-root">
          <anim:seq presentation:node-type="main-sequence">
            <anim:par smil:begin="next">
              <anim:par smil:begin="0s">
                <anim:par smil:begin="0s" smil:fill="hold" smil:accelerate="1" presentation:node-type="on-click" presentation:preset-class="exit" presentation:preset-id="ooo-exit-spin-out">
                  <anim:animate smil:dur="0.5s" smil:targetElement="id1" smil:attributeName="width" smil:values="width;0" smil:keyTimes="0;1"/>
                  <anim:animate smil:dur="0.5s" smil:targetElement="id1" smil:attributeName="height" smil:values="height;0" smil:keyTimes="0;1"/>
                  <anim:animate smil:dur="0.5s" smil:targetElement="id1" smil:attributeName="rotate" smil:values="0;360" smil:keyTimes="0;1"/>
                  <anim:transitionFilter smil:dur="0.5s" smil:targetElement="id1" smil:type="fade" smil:subtype="crossfade" smil:mode="out"/>
                  <anim:set smil:begin="0.499s" smil:dur="0.001s" smil:fill="hold" smil:targetElement="id1" smil:attributeName="visibility" smil:to="hidden"/>
                </anim:par>
              </anim:par>
            </anim:par>
          </anim:seq>
          <anim:seq presentation:node-type="interactive-sequence">
            <anim:par smil:begin="id2.click">
              <anim:par smil:begin="0s">
                <anim:par smil:begin="0s" smil:fill="hold" presentation:node-type="on-click" presentation:preset-class="exit" presentation:preset-id="ooo-exit-dissolve">
                  <anim:transitionFilter smil:dur="0.5s" smil:targetElement="id2" smil:type="dissolve" smil:mode="out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frame presentation:style-name="pr2" draw:text-style-name="P4" draw:layer="layout" svg:width="25.199cm" svg:height="3.507cm" svg:x="1.4cm" svg:y="0.837cm" presentation:class="title">
          <draw:text-box>
            <text:p text:style-name="P4">In what year did Christopher Columbus sail to the New World?</text:p>
          </draw:text-box>
        </draw:frame>
        <draw:frame draw:style-name="gr1" draw:text-style-name="P5" draw:id="id3" draw:layer="layout" svg:width="4.445cm" svg:height="1.987cm" svg:x="6.35cm" svg:y="6.35cm">
          <draw:text-box>
            <text:p text:style-name="P5"><text:span text:style-name="T4">1942</text:span></text:p>
          </draw:text-box>
        </draw:frame>
        <draw:frame draw:style-name="gr1" draw:text-style-name="P5" draw:id="id5" draw:layer="layout" svg:width="4.445cm" svg:height="1.987cm" svg:x="6.351cm" svg:y="8.651cm">
          <draw:text-box>
            <text:p text:style-name="P5"><text:span text:style-name="T4">1862</text:span></text:p>
          </draw:text-box>
        </draw:frame>
        <draw:frame draw:style-name="gr1" draw:text-style-name="P5" draw:id="id9" draw:layer="layout" svg:width="4.445cm" svg:height="1.987cm" svg:x="6.351cm" svg:y="10.952cm">
          <draw:text-box>
            <text:p text:style-name="P5"><text:span text:style-name="T4">1492</text:span></text:p>
          </draw:text-box>
        </draw:frame>
        <draw:frame draw:style-name="gr1" draw:text-style-name="P5" draw:id="id7" draw:layer="layout" svg:width="4.445cm" svg:height="1.987cm" svg:x="6.351cm" svg:y="13.253cm">
          <draw:text-box>
            <text:p text:style-name="P5"><text:span text:style-name="T4">1776</text:span></text:p>
          </draw:text-box>
        </draw:frame>
        <draw:path draw:name="X1" draw:style-name="gr4" draw:text-style-name="P6" draw:id="id4" draw:layer="layout" svg:width="5.714cm" svg:height="0.634cm" svg:x="5.715cm" svg:y="6.985cm" svg:viewBox="0 0 5715 635" svg:d="m0 635c2540-635 5715-635 5715-635l-3175 635z">
          <text:p text:style-name="P4"/>
        </draw:path>
        <draw:path draw:name="X2" draw:style-name="gr4" draw:text-style-name="P6" draw:id="id6" draw:layer="layout" svg:width="5.714cm" svg:height="0.634cm" svg:x="5.716cm" svg:y="9.286cm" svg:viewBox="0 0 5715 635" svg:d="m0 635c2540-635 5715-635 5715-635l-3175 635z">
          <text:p text:style-name="P4"/>
        </draw:path>
        <draw:path draw:name="X4" draw:style-name="gr4" draw:text-style-name="P6" draw:id="id8" draw:layer="layout" svg:width="5.714cm" svg:height="0.634cm" svg:x="5.716cm" svg:y="13.97cm" svg:viewBox="0 0 5715 635" svg:d="m0 635c2540-635 5715-635 5715-635l-3175 635z">
          <text:p text:style-name="P4"/>
        </draw:path>
        <draw:frame draw:style-name="gr5" draw:text-style-name="P7" draw:id="id10" draw:layer="layout" svg:width="8.255cm" svg:height="5.58cm" svg:x="14.605cm" svg:y="9.025cm">
          <draw:text-box>
            <text:p text:style-name="P7"><text:span text:style-name="T5">Well done!</text:span></text:p>
          </draw:text-box>
        </draw:frame>
        <anim:par presentation:node-type="timing-root">
          <anim:seq smil:dur="0s" presentation:node-type="main-sequence"/>
          <anim:seq presentation:node-type="interactive-sequence">
            <anim:par smil:begin="id3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  <anim:seq presentation:node-type="interactive-sequence">
            <anim:par smil:begin="id5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  <anim:seq presentation:node-type="interactive-sequence">
            <anim:par smil:begin="id7.click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  <anim:seq presentation:node-type="interactive-sequence">
            <anim:par smil:begin="id9.click">
              <anim:par smil:begin="0s">
                <anim:par smil:begin="0s" smil:fill="hold" smil:decelerate="1" presentation:node-type="on-click" presentation:preset-class="entrance" presentation:preset-id="ooo-entrance-spin-in">
                  <anim:set smil:begin="0s" smil:dur="0.001s" smil:fill="hold" smil:targetElement="id10" smil:attributeName="visibility" smil:to="visible"/>
                  <anim:animate smil:dur="0.5s" smil:fill="hold" smil:targetElement="id10" smil:attributeName="width" smil:values="0;width" smil:keyTimes="0;1"/>
                  <anim:animate smil:dur="0.5s" smil:fill="hold" smil:targetElement="id10" smil:attributeName="height" smil:values="0;height" smil:keyTimes="0;1"/>
                  <anim:animate smil:dur="0.5s" smil:fill="hold" smil:targetElement="id10" smil:attributeName="rotate" smil:values="360;0" smil:keyTimes="0;1"/>
                  <anim:transitionFilter smil:dur="0.5s" smil:targetElement="id10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page-number>&lt;number&gt;</text:page-number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page-number>&lt;number&gt;</text:page-number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e Smith</meta:initial-creator>
    <meta:creation-date>2008-10-06T20:00:18</meta:creation-date>
    <dc:creator>Joe Smith</dc:creator>
    <dc:date>2008-10-06T20:43:38</dc:date>
    <meta:editing-cycles>4</meta:editing-cycles>
    <meta:editing-duration>PT32M43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